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6d9d1" officeooo:paragraph-rsid="0006d9d1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style:text-underline-style="none" fo:font-weight="normal" officeooo:rsid="0006d9d1" officeooo:paragraph-rsid="0006d9d1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fo:font-size="16pt" style:text-underline-style="solid" style:text-underline-width="auto" style:text-underline-color="font-color" fo:font-weight="bold" officeooo:rsid="0006d9d1" officeooo:paragraph-rsid="0006d9d1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6pt" style:text-underline-style="none" fo:font-weight="normal" officeooo:rsid="0006d9d1" officeooo:paragraph-rsid="0006d9d1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6d9d1"/>
    </style:style>
    <style:style style:name="T1" style:family="text">
      <style:text-properties fo:font-size="16pt" style:text-underline-style="none" fo:font-weight="normal" officeooo:rsid="000981dc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981dc" style:font-size-asian="14pt" style:font-weight-asian="normal" style:font-size-complex="16pt" style:font-weight-complex="normal"/>
    </style:style>
    <style:style style:name="T3" style:family="text">
      <style:text-properties fo:font-size="16pt" style:text-underline-style="solid" style:text-underline-width="auto" style:text-underline-color="font-color" fo:font-weight="normal" officeooo:rsid="000981dc" style:font-size-asian="14pt" style:font-weight-asian="normal" style:font-size-complex="16pt" style:font-weight-complex="normal"/>
    </style:style>
    <style:style style:name="T4" style:family="text">
      <style:text-properties fo:font-size="16pt" style:text-underline-style="solid" style:text-underline-width="auto" style:text-underline-color="font-color" fo:font-weight="normal" officeooo:rsid="000981dc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solid" style:text-underline-width="auto" style:text-underline-color="font-color" officeooo:rsid="000d0b81" style:font-size-asian="16pt" style:font-size-complex="16pt"/>
    </style:style>
    <style:style style:name="T6" style:family="text">
      <style:text-properties officeooo:rsid="000d0b81"/>
    </style:style>
    <style:style style:name="T7" style:family="text">
      <style:text-properties style:text-underline-style="solid" style:text-underline-width="auto" style:text-underline-color="font-color" officeooo:rsid="000d0b81"/>
    </style:style>
    <style:style style:name="T8" style:family="text">
      <style:text-properties style:text-underline-style="solid" style:text-underline-width="auto" style:text-underline-color="font-color" fo:font-weight="normal" officeooo:rsid="000981d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2</text:p>
      <text:p text:style-name="P2"/>
      <text:p text:style-name="P3">Bibliography:</text:p>
      <text:list xml:id="list1714990428" text:style-name="L1">
        <text:list-item>
          <text:p text:style-name="P4"><text:a xlink:type="simple" xlink:href="https://docwiki.embarcadero.com/RADStudio/Sydney/en/Procedures_and_Functions_(Delphi" text:style-name="Internet_20_link" text:visited-style-name="Visited_20_Internet_20_Link">https://docwiki.embarcadero.com/RADStudio/Sydney/en/Procedures_and_Functions_(Delphi</text:a>)</text:p>
        </text:list-item>
        <text:list-item>
          <text:p text:style-name="P4"><text:a xlink:type="simple" xlink:href="https://randomoutputs.com/random-city-generator" text:style-name="Internet_20_link" text:visited-style-name="Visited_20_Internet_20_Link">https://randomoutputs.com/random-city-generator</text:a></text:p>
        </text:list-item>
        <text:list-item>
          <text:p text:style-name="P4"><text:a xlink:type="simple" xlink:href="https://www.randomready.com/" text:style-name="Internet_20_link" text:visited-style-name="Visited_20_Internet_20_Link">https://www.randomready.com/</text:a></text:p>
        </text:list-item>
        <text:list-item>
          <text:p text:style-name="P5"><text:a xlink:type="simple" xlink:href="https://www.freepik.com/free-vector/set-decorative-logos-with-colored-elements_1090807.htm#query=generic%20company%20logo&amp;position=3&amp;from_view=keyword&amp;track=ais" text:style-name="Internet_20_link" text:visited-style-name="Visited_20_Internet_20_Link"><text:span text:style-name="T4">Freepik</text:span></text:a></text:p>
        </text:list-item>
        <text:list-item>
          <text:p text:style-name="P5"><text:a xlink:type="simple" xlink:href="https://www.goodhousekeeping.com/home-products/g31291481/eco-friendly-products/#product-acfb358e-c545-4aff-9a86-6a8435bc8a2e" text:style-name="Internet_20_link" text:visited-style-name="Visited_20_Internet_20_Link"><text:span text:style-name="T5">Good Housekeeping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16:50:26.038000000</meta:creation-date>
    <dc:date>2023-07-16T21:46:49.622000000</dc:date>
    <meta:editing-duration>PT3H3M6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7" meta:word-count="14" meta:character-count="209" meta:non-whitespace-character-count="207"/>
  </office:meta>
</office:document-meta>
</file>